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0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30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2.17cm" fo:break-before="auto" style:use-optimal-row-height="false"/>
    </style:style>
    <style:style style:name="ta1" style:family="table" style:master-page-name="PageStyle_5f_Anexo_20_Radioterapia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/>
      <style:text-properties fo:color="#808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1.029cm" fo:padding-top="0.056cm" fo:padding-bottom="0.056cm" fo:padding-left="0.056cm" fo:padding-right="0.056cm" fo:wrap-option="wrap" style:protect="position size"/>
    </style:style>
    <style:style style:name="gr2" style:family="graphic">
      <style:graphic-properties draw:stroke="none" draw:fill="none" draw:fill-color="#eaeaea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5" style:family="graphic">
      <style:graphic-properties draw:stroke="none" draw:fill="solid" draw:fill-color="#c0c0c0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9" style:family="graphic">
      <style:graphic-properties draw:stroke="none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10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11" style:family="graphic">
      <style:graphic-properties draw:stroke="none" draw:fill="solid" draw:fill-color="#c0c0c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12" style:family="graphic">
      <style:graphic-properties draw:stroke="none" svg:stroke-color="#000000" draw:fill="none" draw:fill-color="#ffffff" fo:min-height="6.489cm"/>
    </style:style>
    <style:style style:name="gr13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fo:font-family="'Times New Roman'" fo:font-size="22pt" fo:font-style="normal" fo:text-shadow="none" style:text-underline-style="none" fo:font-weight="bold" style:font-size-asian="22pt" style:font-style-asian="normal" style:font-weight-asian="bold" style:font-family-complex="'Times New Roman'" style:font-size-complex="2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8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fo:color="#333333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color="#80808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6" style:family="text">
      <style:text-properties fo:color="#969696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nexo Radioterapia" table:style-name="ta1" table:print-ranges="'Anexo Radioterapia'.A1:'Anexo Radioterapia'.AF44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4" table:default-cell-style-name="ce1"/>
        <table:table-column table:style-name="co5" table:default-cell-style-name="ce1"/>
        <table:table-column table:style-name="co2" table:number-columns-repeated="196" table:default-cell-style-name="ce1"/>
        <table:table-column table:style-name="co2" table:number-columns-repeated="796" table:default-cell-style-name="Default"/>
        <table:table-row table:style-name="ro1">
          <table:table-cell>
            <draw:custom-shape table:end-cell-address="'Anexo Radioterapia'.C3" table:end-x="1.59cm" table:end-y="0.368cm" draw:z-index="13" draw:name="Text 138" draw:style-name="gr1" draw:text-style-name="P2" svg:width="3.805cm" svg:height="1.141cm" svg:x="1.309cm" svg:y="0.133cm">
              <text:p text:style-name="P1"><text:span text:style-name="T1">Logo da Empres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Radioterapia'.S4" table:end-x="1.414cm" table:end-y="0.439cm" draw:z-index="0" draw:name="Rectangle 27" draw:style-name="gr2" draw:text-style-name="P4" svg:width="18.748cm" svg:height="1.798cm" svg:x="0.456cm" svg:y="0cm">
              <text:p text:style-name="P3"><text:span text:style-name="T2">ANEXO DE SOLICITAÇÃO DE RADIOTERAPI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5"/>
          <table:table-cell>
            <draw:custom-shape table:end-cell-address="'Anexo Radioterapia'.AF3" table:end-x="0.605cm" table:end-y="0.284cm" draw:z-index="39" draw:name="Rectangle 4" draw:style-name="gr3" draw:text-style-name="P2" svg:width="12.483cm" svg:height="1.19cm" svg:x="0.654cm" svg:y="0cm">
              <text:p text:style-name="P1"><text:span text:style-name="T3">2- Nº</text:span><text:span text:style-name="T4"> </text:span><text:span text:style-name="T3">Guia no Prestador</text:span><text:span text:style-name="T5"> <text:s/></text:span><text:span text:style-name="T6">1234567890123456789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>
            <draw:custom-shape table:end-cell-address="'Anexo Radioterapia'.C6" table:end-x="1.446cm" table:end-y="2.778cm" draw:z-index="3" draw:name="Text 94" draw:style-name="gr4" draw:text-style-name="P5" svg:width="4.42cm" svg:height="1.4cm" svg:x="0.55cm" svg:y="1.378cm">
              <text:p text:style-name="P1"><text:span text:style-name="T7">1 - Registro ANS</text:span></text:p>
              <text:p text:style-name="P1"><text:span text:style-name="T7"/></text:p>
              <text:p text:style-name="P1"><text:span text:style-name="T8"><text:s/></text:span><text:span text:style-name="T8">|___|___|___|___|___|___|</text:span></text:p>
              <text:p text:style-name="P1"><text:span text:style-name="T7"/></text:p>
              <text:p text:style-name="P1"><text:span text:style-name="T7"/></text:p>
              <draw:enhanced-geometry svg:viewBox="0 0 21600 21600" draw:type="mso-spt202" draw:enhanced-path="M 0 0 L 21600 0 21600 21600 0 21600 0 0 Z N"/>
            </draw:custom-shape>
            <draw:custom-shape table:end-cell-address="'Anexo Radioterapia'.AF7" table:end-x="0.038cm" table:end-y="0.051cm" draw:z-index="5" draw:name="Rectangle 101" draw:style-name="gr5" draw:text-style-name="P5" svg:width="54.819cm" svg:height="0.45cm" svg:x="0.55cm" svg:y="2.908cm">
              <text:p text:style-name="P1"><text:span text:style-name="T7">Dados do Beneficiár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Radioterapia'.K6" table:end-x="1.37cm" table:end-y="2.749cm" draw:z-index="2" draw:name="Rectangle 93" draw:style-name="gr6" draw:text-style-name="P2" svg:width="13.965cm" svg:height="1.372cm" svg:x="1.728cm" svg:y="1.378cm">
              <text:p text:style-name="P1"><text:span text:style-name="T7">3 - Número da Guia Referenciada</text:span></text:p>
              <text:p text:style-name="P1"><text:span text:style-name="T9"/></text:p>
              <text:p text:style-name="P1"><text:span text:style-name="T10">|___|___|___|___|___|___|___|___|___|___|___|___</text:span><text:span text:style-name="T8">|___|___|___|___|___|___|___|___</text:span><text:span text:style-name="T10">|</text:span></text:p>
              <text:p text:style-name="P1"><text:span text:style-name="T9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Radioterapia'.S6" table:end-x="1.651cm" table:end-y="2.778cm" draw:z-index="9" draw:name="Rectangle 126" draw:style-name="gr7" draw:text-style-name="P2" svg:width="14.07cm" svg:height="1.4cm" svg:x="1.79cm" svg:y="1.378cm">
              <text:p text:style-name="P1"><text:span text:style-name="T7"><text:s/></text:span><text:span text:style-name="T7">4 -Senha </text:span></text:p>
              <text:p text:style-name="P1"><text:span text:style-name="T9"/></text:p>
              <text:p text:style-name="P1"><text:span text:style-name="T11"><text:s/></text:span><text:span text:style-name="T8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4"/>
          <table:table-cell table:number-columns-repeated="6"/>
          <table:table-cell>
            <draw:custom-shape table:end-cell-address="'Anexo Radioterapia'.X6" table:end-x="0.22cm" table:end-y="2.778cm" draw:z-index="10" draw:name="Rectangle 128" draw:style-name="gr7" draw:text-style-name="P2" svg:width="6.88cm" svg:height="1.4cm" svg:x="0.501cm" svg:y="1.378cm">
              <text:p text:style-name="P1"><text:span text:style-name="T7">5 - Data da Autorização</text:span></text:p>
              <text:p text:style-name="P1"><text:span text:style-name="T12"/></text:p>
              <text:p text:style-name="P1"><text:span text:style-name="T11"><text:s text:c="2"/></text:span><text:span text:style-name="T11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AF6" table:end-x="0.386cm" table:end-y="2.778cm" draw:z-index="41" draw:name="Rectangle 7" draw:style-name="gr8" draw:text-style-name="P2" svg:width="14.1cm" svg:height="1.4cm" svg:x="0.609cm" svg:y="1.378cm">
              <text:p text:style-name="P1"><text:span text:style-name="T3">6 - Número da Guia Atribuído pela Operadora</text:span></text:p>
              <text:p text:style-name="P1"><text:span text:style-name="T13"><text:s/></text:span></text:p>
              <text:p text:style-name="P1"><text:span text:style-name="T13"><text:s/></text:span><text:span text:style-name="T13">|___|___|___|___|___|___|___|___|___|___|___|___|___|___|___|___|___|___|___|___|</text:span></text:p>
              <text:p text:style-name="P1"><text:span text:style-name="T13"/></text:p>
              <text:p text:style-name="P1"><text:span text:style-name="T1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">
          <table:table-cell>
            <draw:custom-shape table:end-cell-address="'Anexo Radioterapia'.I10" table:end-x="0.554cm" table:end-y="0.319cm" draw:z-index="11" draw:name="Rectangle 131" draw:style-name="gr7" draw:text-style-name="P2" svg:width="14.27cm" svg:height="1.4cm" svg:x="0.55cm" svg:y="0.279cm">
              <text:p text:style-name="P1"><text:span text:style-name="T7">7 - Número da Carteira</text:span></text:p>
              <text:p text:style-name="P1"><text:span text:style-name="T14"/></text:p>
              <text:p text:style-name="P1"><text:span text:style-name="T8"><text:s/></text:span><text:span text:style-name="T8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Radioterapia'.AC10" table:end-x="0.265cm" table:end-y="0.322cm" draw:z-index="7" draw:name="Rectangle 113" draw:style-name="gr7" draw:text-style-name="P2" svg:width="34.78cm" svg:height="1.4cm" svg:x="1.179cm" svg:y="0.282cm">
              <text:p text:style-name="P1"><text:span text:style-name="T7">8 - Nome</text:span></text:p>
              <text:p text:style-name="P1"><text:span text:style-name="T12"/></text:p>
              <text:p text:style-name="P1"><text:span text:style-name="T1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9"/>
          <table:table-cell>
            <draw:custom-shape table:end-cell-address="'Anexo Radioterapia'.AE10" table:end-x="0.077cm" table:end-y="0.319cm" draw:z-index="32" draw:name="Rectangle 176" draw:style-name="gr7" draw:text-style-name="P2" svg:width="2.5cm" svg:height="1.4cm" svg:x="1.158cm" svg:y="0.279cm">
              <text:p text:style-name="P1"><text:span text:style-name="T7">9 - Idade</text:span></text:p>
              <text:p text:style-name="P1"><text:span text:style-name="T14"/></text:p>
              <text:p text:style-name="P1"><text:span text:style-name="T14"><text:s/></text:span><text:span text:style-name="T8">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Radioterapia'.AF10" table:end-x="0.473cm" table:end-y="0.319cm" draw:z-index="31" draw:name="Rectangle 177" draw:style-name="gr7" draw:text-style-name="P2" svg:width="1.81cm" svg:height="1.4cm" svg:x="0.453cm" svg:y="0.279cm">
              <text:p text:style-name="P1"><text:span text:style-name="T7">10 <text:s/>- Sexo</text:span></text:p>
              <text:p text:style-name="P1"><text:span text:style-name="T14"/></text:p>
              <text:p text:style-name="P1"><text:span text:style-name="T14"><text:s text:c="5"/></text:span><text:span text:style-name="T14">|</text:span><text:span text:style-name="T10">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custom-shape table:end-cell-address="'Anexo Radioterapia'.AF11" table:end-x="0.039cm" table:end-y="0.45cm" draw:z-index="6" draw:name="Rectangle 110" draw:style-name="gr9" draw:text-style-name="P5" svg:width="54.82cm" svg:height="0.45cm" svg:x="0.55cm" svg:y="0.454cm">
              <text:p text:style-name="P1"><text:span text:style-name="T7">Dados do Profissional Solicitant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'Anexo Radioterapia'.N15" table:end-x="0.582cm" table:end-y="0.293cm" draw:z-index="22" draw:name="Rectangle 163" draw:style-name="gr7" draw:text-style-name="P2" svg:width="23.25cm" svg:height="1.4cm" svg:x="0.55cm" svg:y="0.253cm">
              <text:p text:style-name="P1"><text:span text:style-name="T7">11 - Nome do Profissional Solicitante</text:span></text:p>
              <text:p text:style-name="P1"><text:span text:style-name="T12"/></text:p>
              <text:p text:style-name="P1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 table:style-name="ce3"/>
          <table:table-cell table:number-columns-repeated="5"/>
          <table:table-cell>
            <draw:custom-shape table:end-cell-address="'Anexo Radioterapia'.S15" table:end-x="1.012cm" table:end-y="0.294cm" draw:z-index="14" draw:name="Rectangle 144" draw:style-name="gr7" draw:text-style-name="P2" svg:width="8.76cm" svg:height="1.4cm" svg:x="1.09cm" svg:y="0.254cm">
              <text:p text:style-name="P1"><text:span text:style-name="T7">12 - Telefone</text:span></text:p>
              <text:p text:style-name="P1"><text:span text:style-name="T12"/></text:p>
              <text:p text:style-name="P1"><text:span text:style-name="T11"><text:s text:c="2"/></text:span><text:span text:style-name="T11">(|___|___|) |___|___|___|___|___|-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Anexo Radioterapia'.AF15" table:end-x="0.279cm" table:end-y="0.294cm" draw:z-index="21" draw:name="Rectangle 158" draw:style-name="gr7" draw:text-style-name="P2" svg:width="22.029cm" svg:height="1.4cm" svg:x="1.525cm" svg:y="0.254cm">
              <text:p text:style-name="P1"><text:span text:style-name="T7">13 - E-mail</text:span></text:p>
              <text:p text:style-name="P1"><text:span text:style-name="T15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>
            <draw:custom-shape table:end-cell-address="'Anexo Radioterapia'.AF16" table:end-x="0.039cm" table:end-y="0.42cm" draw:z-index="23" draw:name="Rectangle 165" draw:style-name="gr5" draw:text-style-name="P5" svg:width="54.82cm" svg:height="0.45cm" svg:x="0.55cm" svg:y="0.423cm">
              <text:p text:style-name="P2"><text:span text:style-name="T7">Diagnóstico Oncológico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'Anexo Radioterapia'.E20" table:end-x="0.446cm" table:end-y="0.139cm" draw:z-index="1" draw:name="Rectangle 50" draw:style-name="gr7" draw:text-style-name="P2" svg:width="7cm" svg:height="1.4cm" svg:x="0.55cm" svg:y="0.099cm">
              <text:p text:style-name="P1"><text:span text:style-name="T7">14 - Data do diagnóstico</text:span></text:p>
              <text:p text:style-name="P1"><text:span text:style-name="T12"/></text:p>
              <text:p text:style-name="P1"><text:span text:style-name="T10"><text:s text:c="4"/></text:span><text:span text:style-name="T10">|___|___| / |___|___|/</text:span><text:span text:style-name="T8">|___|___|</text:span><text:span text:style-name="T10">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H20" table:end-x="1.531cm" table:end-y="0.068cm" draw:z-index="15" draw:name="Rectangle 148" draw:style-name="gr10" draw:text-style-name="P2" svg:width="5.892cm" svg:height="1.331cm" svg:x="1.011cm" svg:y="0.097cm">
              <text:p text:style-name="P1"><text:span text:style-name="T7">15 - CID 10 Principal (Opcional)</text:span></text:p>
              <text:p text:style-name="P1"><text:span text:style-name="T12"/></text:p>
              <text:p text:style-name="P1"><text:span text:style-name="T12"><text:s text:c="12"/></text:span><text:span text:style-name="T10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K20" table:end-x="1.411cm" table:end-y="0.068cm" draw:z-index="18" draw:name="Rectangle 152" draw:style-name="gr10" draw:text-style-name="P2" svg:width="4.456cm" svg:height="1.331cm" svg:x="0.536cm" svg:y="0.097cm">
              <text:p text:style-name="P1"><text:span text:style-name="T7">16 - CID 10 (2) (Opcional)</text:span></text:p>
              <text:p text:style-name="P1"><text:span text:style-name="T12"/></text:p>
              <text:p text:style-name="P1"><text:span text:style-name="T10"><text:s text:c="7"/></text:span><text:span text:style-name="T10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N20" table:end-x="1.439cm" table:end-y="0.068cm" draw:z-index="20" draw:name="Rectangle 154" draw:style-name="gr10" draw:text-style-name="P2" svg:width="4.435cm" svg:height="1.331cm" svg:x="0.585cm" svg:y="0.097cm">
              <text:p text:style-name="P1"><text:span text:style-name="T7">17 <text:s/>- CID 10 (3) (Opcional)</text:span></text:p>
              <text:p text:style-name="P1"><text:span text:style-name="T12"/></text:p>
              <text:p text:style-name="P1"><text:span text:style-name="T16"><text:s text:c="6"/></text:span><text:span text:style-name="T10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R20" table:end-x="0.129cm" table:end-y="0.068cm" draw:z-index="19" draw:name="Rectangle 153" draw:style-name="gr10" draw:text-style-name="P2" svg:width="4.814cm" svg:height="1.331cm" svg:x="0.574cm" svg:y="0.097cm">
              <text:p text:style-name="P1"><text:span text:style-name="T7">18 <text:s/>- CID 10 (4) (Opcional)</text:span></text:p>
              <text:p text:style-name="P1"><text:span text:style-name="T12"/></text:p>
              <text:p text:style-name="P1"><text:span text:style-name="T10"><text:s text:c="7"/></text:span><text:span text:style-name="T10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V20" table:end-x="0.794cm" table:end-y="0.137cm" draw:z-index="25" draw:name="Rectangle 178" draw:style-name="gr7" draw:text-style-name="P2" svg:width="5.26cm" svg:height="1.4cm" svg:x="0.905cm" svg:y="0.097cm">
              <text:p text:style-name="P1"><text:span text:style-name="T7">19 - Diagnóstico por Imagem</text:span></text:p>
              <text:p text:style-name="P1"><text:span text:style-name="T12"/></text:p>
              <text:p text:style-name="P1"><text:span text:style-name="T12"><text:s text:c="8"/></text:span><text:span text:style-name="T10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Y20" table:end-x="1.518cm" table:end-y="0.137cm" draw:z-index="8" draw:name="Rectangle 117" draw:style-name="gr7" draw:text-style-name="P2" svg:width="3.95cm" svg:height="1.4cm" svg:x="1.149cm" svg:y="0.097cm">
              <text:p text:style-name="P1"><text:span text:style-name="T7">20 - Estadiamento</text:span></text:p>
              <text:p text:style-name="P1"><text:span text:style-name="T12"/></text:p>
              <text:p text:style-name="P1"><text:span text:style-name="T12"><text:s text:c="7"/></text:span><text:span text:style-name="T11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AC20" table:end-x="0.493cm" table:end-y="0.137cm" draw:z-index="38" draw:name="Rectangle 117" draw:style-name="gr7" draw:text-style-name="P2" svg:width="2.77cm" svg:height="1.4cm" svg:x="1.304cm" svg:y="0.097cm">
              <text:p text:style-name="P1"><text:span text:style-name="T7">21 - ECOG</text:span></text:p>
              <text:p text:style-name="P1"><text:span text:style-name="T12"/></text:p>
              <text:p text:style-name="P1"><text:span text:style-name="T12"><text:s text:c="7"/></text:span><text:span text:style-name="T11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AF20" table:end-x="0.469cm" table:end-y="0.137cm" draw:z-index="30" draw:name="Rectangle 117" draw:style-name="gr7" draw:text-style-name="P2" svg:width="3.28cm" svg:height="1.4cm" svg:x="0.77cm" svg:y="0.097cm">
              <text:p text:style-name="P1"><text:span text:style-name="T7">22 - Finalidade</text:span></text:p>
              <text:p text:style-name="P1"><text:span text:style-name="T12"/></text:p>
              <text:p text:style-name="P1"><text:span text:style-name="T12"><text:s text:c="7"/></text:span><text:span text:style-name="T11">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custom-shape table:end-cell-address="'Anexo Radioterapia'.W37" table:end-x="0.162cm" table:end-y="0.956cm" draw:z-index="24" draw:name="Rectangle 173" draw:style-name="gr6" draw:text-style-name="P2" svg:width="38.83cm" svg:height="10cm" svg:x="0.55cm" svg:y="0.428cm">
              <text:p text:style-name="P1"><text:span text:style-name="T7">23 - Diagnóstico Cito/Histopatológico</text:span></text:p>
              <text:p text:style-name="P1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1"/>
          <table:table-cell>
            <draw:custom-shape table:end-cell-address="'Anexo Radioterapia'.AF21" table:end-x="0.231cm" table:end-y="0.393cm" draw:z-index="33" draw:name="Rectangle 184" draw:style-name="gr11" draw:text-style-name="P5" svg:width="15.863cm" svg:height="0.421cm" svg:x="0.481cm" svg:y="0.425cm">
              <text:p text:style-name="P2"><text:span text:style-name="T7">Tratamentos Anteriore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>
            <draw:custom-shape table:end-cell-address="'Anexo Radioterapia'.AF36" table:end-x="0.264cm" table:end-y="1.604cm" draw:z-index="34" draw:name="Rectangle 185" draw:style-name="gr6" draw:text-style-name="P2" svg:width="15.89cm" svg:height="8cm" svg:x="0.487cm" svg:y="0.001cm">
              <text:p text:style-name="P1"><text:span text:style-name="T7">25 - Cirurgia</text:span></text:p>
              <text:p text:style-name="P1"><text:span text:style-name="T12"/></text:p>
              <text:p text:style-name="P1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Anexo Radioterapia'.H37" table:end-x="1.562cm" table:end-y="0.692cm" draw:z-index="40" draw:style-name="gr12" svg:width="0.001cm" svg:height="6.489cm" svg:x="1.563cm" svg:y="0.376cm">
              <draw:text-box>
                <text:p/>
              </draw:text-box>
            </draw:frame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 table:number-columns-repeated="22"/>
          <table:table-cell>
            <draw:custom-shape table:end-cell-address="'Anexo Radioterapia'.Z37" table:end-x="1.51cm" table:end-y="0.97cm" draw:z-index="35" draw:name="Rectangle 187" draw:style-name="gr6" draw:text-style-name="P2" svg:width="6.4cm" svg:height="1.399cm" svg:x="0.481cm" svg:y="1.741cm">
              <text:p text:style-name="P1"><text:span text:style-name="T7">26 - Data da Realização</text:span></text:p>
              <text:p text:style-name="P1"><text:span text:style-name="T12"/></text:p>
              <text:p text:style-name="P1"><text:span text:style-name="T12"><text:s/></text:span><text:span text:style-name="T12">|___|___|/|___|___|/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4">
          <table:table-cell>
            <draw:custom-shape table:end-cell-address="'Anexo Radioterapia'.W42" table:end-x="0.18cm" table:end-y="0.185cm" draw:z-index="29" draw:name="Rectangle 187" draw:style-name="gr6" draw:text-style-name="P2" svg:width="38.84cm" svg:height="10cm" svg:x="0.558cm" svg:y="1.033cm">
              <text:p text:style-name="P1"><text:span text:style-name="T7">24 - Informações relevantes</text:span></text:p>
              <text:p text:style-name="P1"><text:span text:style-name="T1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1"/>
          <table:table-cell>
            <draw:custom-shape table:end-cell-address="'Anexo Radioterapia'.AF41" table:end-x="0.313cm" table:end-y="0.795cm" draw:z-index="36" draw:name="Rectangle 188" draw:style-name="gr6" draw:text-style-name="P2" svg:width="15.94cm" svg:height="8.3cm" svg:x="0.486cm" svg:y="1.173cm">
              <text:p text:style-name="P1"><text:span text:style-name="T7">27 - Quimioterapia</text:span></text:p>
              <text:p text:style-name="P1"><text:span text:style-name="T12"/></text:p>
              <text:p text:style-name="P1"><text:span text:style-name="T12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4"/>
          <table:table-cell table:style-name="ce2" office:value-type="string">
            <text:p><text:s/>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2"/>
          <table:table-cell>
            <draw:custom-shape table:end-cell-address="'Anexo Radioterapia'.Z42" table:end-x="1.59cm" table:end-y="0.186cm" draw:z-index="37" draw:name="Rectangle 189" draw:style-name="gr6" draw:text-style-name="P2" svg:width="6.38cm" svg:height="1.4cm" svg:x="0.581cm" svg:y="0.956cm">
              <text:p text:style-name="P1"><text:span text:style-name="T7">28 - Data da Aplicação</text:span></text:p>
              <text:p text:style-name="P1"><text:span text:style-name="T12"/></text:p>
              <text:p text:style-name="P1"><text:span text:style-name="T12"><text:s/></text:span><text:span text:style-name="T12">|___|___|/|___|___|/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1"/>
        </table:table-row>
        <table:table-row table:style-name="ro4">
          <table:table-cell>
            <draw:custom-shape table:end-cell-address="'Anexo Radioterapia'.C42" table:end-x="1.406cm" table:end-y="1.786cm" draw:z-index="16" draw:name="Rectangle 149" draw:style-name="gr7" draw:text-style-name="P2" svg:width="4.38cm" svg:height="1.4cm" svg:x="0.55cm" svg:y="0.386cm">
              <text:p text:style-name="P1"><text:span text:style-name="T7">29 - Número de Campos</text:span></text:p>
              <text:p text:style-name="P1"><text:span text:style-name="T12"/></text:p>
              <text:p text:style-name="P1"><text:span text:style-name="T10"><text:s text:c="8"/></text:span><text:span text:style-name="T10">|___|___|___| </text:span></text:p>
              <draw:enhanced-geometry svg:viewBox="0 0 21600 21600" draw:type="rectangle" draw:enhanced-path="M 0 0 L 21600 0 21600 21600 0 21600 0 0 Z N"/>
            </draw:custom-shape>
            <draw:custom-shape table:end-cell-address="'Anexo Radioterapia'.AE43" table:end-x="1.635cm" table:end-y="1.73cm" draw:z-index="43" draw:name="Rectangle 133" draw:style-name="gr13" draw:text-style-name="P2" svg:width="54.626cm" svg:height="1.933cm" svg:x="0.55cm" svg:y="1.966cm">
              <text:p text:style-name="P1"><text:span text:style-name="T7">34-Observação/Justificativa</text:span></text:p>
              <text:p text:style-name="P1"><text:span text:style-name="T15"/></text:p>
              <text:p text:style-name="P1"><text:span text:style-name="T10"><text:s text:c="2"/></text:span></text:p>
              <text:p text:style-name="P1"><text:span text:style-name="T12"/></text:p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/>
          <table:table-cell>
            <draw:custom-shape table:end-cell-address="'Anexo Radioterapia'.F42" table:end-x="0.735cm" table:end-y="1.786cm" draw:z-index="17" draw:name="Rectangle 151" draw:style-name="gr7" draw:text-style-name="P2" svg:width="4.44cm" svg:height="1.4cm" svg:x="1.666cm" svg:y="0.386cm">
              <text:p text:style-name="P1"><text:span text:style-name="T7">30 - Dose por dia (em Gy)</text:span></text:p>
              <text:p text:style-name="P1"><text:span text:style-name="T12"/></text:p>
              <text:p text:style-name="P1"><text:span text:style-name="T10"><text:s text:c="7"/></text:span><text:span text:style-name="T10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I42" table:end-x="0.098cm" table:end-y="1.788cm" draw:z-index="26" draw:name="Rectangle 179" draw:style-name="gr7" draw:text-style-name="P2" svg:width="4.35cm" svg:height="1.4cm" svg:x="1.119cm" svg:y="0.388cm">
              <text:p text:style-name="P1"><text:span text:style-name="T7">31 - Dose Total ( em Gy)</text:span></text:p>
              <text:p text:style-name="P1"><text:span text:style-name="T12"/></text:p>
              <text:p text:style-name="P1"><text:span text:style-name="T10"><text:s text:c="7"/></text:span><text:span text:style-name="T10">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Radioterapia'.K42" table:end-x="0.4cm" table:end-y="1.788cm" draw:z-index="27" draw:name="Rectangle 180" draw:style-name="gr7" draw:text-style-name="P2" svg:width="3.52cm" svg:height="1.4cm" svg:x="0.461cm" svg:y="0.388cm">
              <text:p text:style-name="P1"><text:span text:style-name="T7">32 - Número de Dias</text:span></text:p>
              <text:p text:style-name="P1"><text:span text:style-name="T12"/></text:p>
              <text:p text:style-name="P1"><text:span text:style-name="T10"><text:s text:c="9"/></text:span><text:span text:style-name="T10">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Anexo Radioterapia'.O42" table:end-x="1.618cm" table:end-y="1.786cm" draw:z-index="28" draw:name="Rectangle 181" draw:style-name="gr7" draw:text-style-name="P2" svg:width="8.02cm" svg:height="1.4cm" svg:x="0.759cm" svg:y="0.386cm">
              <text:p text:style-name="P1"><text:span text:style-name="T7">33 - Data Prevista para Início da Administração</text:span></text:p>
              <text:p text:style-name="P1"><text:span text:style-name="T7"/></text:p>
              <text:p text:style-name="P1"><text:span text:style-name="T10"><text:s text:c="7"/></text:span><text:span text:style-name="T10">|___|___| / |___|___| / |___|___</text:span><text:span text:style-name="T8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3"/>
        </table:table-row>
        <table:table-row table:style-name="ro4">
          <table:table-cell>
            <draw:custom-shape table:end-cell-address="'Anexo Radioterapia'.E44" table:end-x="0.466cm" table:end-y="1.194cm" draw:z-index="4" draw:name="Rectangle 95" draw:style-name="gr7" draw:text-style-name="P2" svg:width="7.02cm" svg:height="1.4cm" svg:x="0.55cm" svg:y="1.964cm">
              <text:p text:style-name="P1"><text:span text:style-name="T7">35 - Data da Solicitação</text:span></text:p>
              <text:p text:style-name="P1"><text:span text:style-name="T12"/></text:p>
              <text:p text:style-name="P1"><text:span text:style-name="T11"><text:s text:c="4"/></text:span><text:span text:style-name="T11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Radioterapia'.R44" table:end-x="1.203cm" table:end-y="1.194cm" draw:z-index="12" draw:name="Rectangle 133" draw:style-name="gr7" draw:text-style-name="P2" svg:width="23.54cm" svg:height="1.4cm" svg:x="0.825cm" svg:y="1.964cm">
              <text:p text:style-name="P1"><text:span text:style-name="T7">36 - Assinatura do Profissional Solicitante</text:span></text:p>
              <text:p text:style-name="P1"><text:span text:style-name="T15"/></text:p>
              <text:p text:style-name="P1"><text:span text:style-name="T10"><text:s text:c="2"/></text:span></text:p>
              <text:p text:style-name="P1"><text:span text:style-name="T12"/></text:p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 table:number-columns-repeated="12"/>
          <table:table-cell>
            <draw:custom-shape table:end-cell-address="'Anexo Radioterapia'.AF44" table:end-x="0.076cm" table:end-y="1.194cm" draw:z-index="42" draw:name="Rectangle 133" draw:style-name="gr7" draw:text-style-name="P2" svg:width="23.54cm" svg:height="1.4cm" svg:x="1.601cm" svg:y="1.964cm">
              <text:p text:style-name="P1"><text:span text:style-name="T7">37 - Assinatura do Autorizador da Operadora</text:span></text:p>
              <text:p text:style-name="P1"><text:span text:style-name="T15"/></text:p>
              <text:p text:style-name="P1"><text:span text:style-name="T10"><text:s text:c="2"/></text:span></text:p>
              <text:p text:style-name="P1"><text:span text:style-name="T12"/></text:p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 table:number-columns-repeated="1006"/>
        </table:table-row>
        <table:table-row table:style-name="ro4" table:number-rows-repeated="652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6cm" fo:margin-left="0.363cm" fo:margin-right="0.231cm" style:shadow="none" fo:background-color="transparent" style:first-page-number="continue" style:scale-to="51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0000-00-00T16:50:42.1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exo_20_Radioterapia" style:display-name="PageStyle_Anexo Radioterap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a Maria Ferro de Oliveira</meta:initial-creator>
    <meta:creation-date>2012-04-17T18:19:35.95</meta:creation-date>
    <meta:generator>LibreOffice/3.6$Windows_x86 LibreOffice_project/e29a214-2bbed72-0621de6-a97528c-8f066d</meta:generator>
    <meta:editing-duration>PT3H21M37S</meta:editing-duration>
    <meta:editing-cycles>16</meta:editing-cycles>
    <dc:date>2015-07-09T17:00:41.06</dc:date>
    <meta:print-date>2015-07-09T16:52:05.76</meta:print-date>
    <meta:document-statistic meta:table-count="1" meta:cell-count="1" meta:object-count="44"/>
  </office:meta>
</office:document-meta>
</file>